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6" style:family="table">
      <style:table-properties style:width="17.027cm" fo:margin-left="-0.026cm" fo:margin-right="0cm" table:align="margins"/>
    </style:style>
    <style:style style:name="Tabell6.A" style:family="table-column">
      <style:table-column-properties style:column-width="4.262cm" style:rel-column-width="16402*"/>
    </style:style>
    <style:style style:name="Tabell6.C" style:family="table-column">
      <style:table-column-properties style:column-width="4.24cm" style:rel-column-width="16320*"/>
    </style:style>
    <style:style style:name="Tabell6.D" style:family="table-column">
      <style:table-column-properties style:column-width="4.263cm" style:rel-column-width="16411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6.D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7" style:family="table">
      <style:table-properties style:width="17.027cm" fo:margin-left="-0.026cm" fo:margin-right="0cm" table:align="margins"/>
    </style:style>
    <style:style style:name="Tabell7.A" style:family="table-column">
      <style:table-column-properties style:column-width="4.262cm" style:rel-column-width="16402*"/>
    </style:style>
    <style:style style:name="Tabell7.C" style:family="table-column">
      <style:table-column-properties style:column-width="4.24cm" style:rel-column-width="16320*"/>
    </style:style>
    <style:style style:name="Tabell7.D" style:family="table-column">
      <style:table-column-properties style:column-width="4.263cm" style:rel-column-width="16411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7.D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3" style:family="paragraph" style:parent-style-name="Heading_20_1">
      <style:paragraph-properties fo:text-align="start" style:justify-single-word="false"/>
      <style:text-properties style:font-name="Arial"/>
    </style:style>
    <style:style style:name="P14" style:family="paragraph" style:parent-style-name="Heading_20_1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Tidrapport, Vecka 22 (Iteration 7, Transi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7" table:style-name="Tabell7">
        <table:table-column table:style-name="Tabell7.A" table:number-columns-repeated="2"/>
        <table:table-column table:style-name="Tabell7.C"/>
        <table:table-column table:style-name="Tabell7.D"/>
        <table:table-row>
          <table:table-cell table:style-name="Tabell7.A1" office:value-type="string">
            <text:p text:style-name="P7">Handledningsmöte</text:p>
          </table:table-cell>
          <table:table-cell table:style-name="Tabell7.B1" office:value-type="float" office:value="1">
            <text:p text:style-name="P7">1</text:p>
          </table:table-cell>
          <table:table-cell table:style-name="Tabell7.B1">
            <text:p text:style-name="P7"/>
          </table:table-cell>
          <table:table-cell table:style-name="Tabell7.D1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Workshop Gränssnitt (inkl redovisningssida)</text:p>
          </table:table-cell>
          <table:table-cell table:style-name="Tabell7.B2" office:value-type="float" office:value="5">
            <text:p text:style-name="P7">5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Gör klart startsida + bildspel</text:p>
          </table:table-cell>
          <table:table-cell table:style-name="Tabell7.B2" office:value-type="float" office:value="3">
            <text:p text:style-name="P7">3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Bilder på boendesidan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Se över pris-sidan</text:p>
          </table:table-cell>
          <table:table-cell table:style-name="Tabell7.B2" office:value-type="float" office:value="1">
            <text:p text:style-name="P7">1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Rensa upp och se över tabelldata i bokningstabellen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Se över bokningssidan</text:p>
          </table:table-cell>
          <table:table-cell table:style-name="Tabell7.B2" office:value-type="float" office:value="3">
            <text:p text:style-name="P7">3</text:p>
          </table:table-cell>
          <table:table-cell table:style-name="Tabell7.A2" office:value-type="string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Fixa valideringsfel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Favicon</text:p>
          </table:table-cell>
          <table:table-cell table:style-name="Tabell7.B2" office:value-type="float" office:value="2">
            <text:p text:style-name="P7">2</text:p>
          </table:table-cell>
          <table:table-cell table:style-name="Tabell7.A2" office:value-type="string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Gruppera fält i formulär 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Stänga-knapp i formuläret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Samlingssida Gränssnitt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Ignite-presentation - bilder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Ignite-presentation - manus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/>
          </table:table-cell>
          <table:table-cell table:style-name="Tabell7.B2">
            <text:p text:style-name="P7"/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/>
          </table:table-cell>
        </table:table-row>
        <table:table-row>
          <table:table-cell table:style-name="Tabell7.A2" office:value-type="string">
            <text:p text:style-name="P7"/>
          </table:table-cell>
          <table:table-cell table:style-name="Tabell7.B2">
            <text:p text:style-name="P7"/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/>
          </table:table-cell>
        </table:table-row>
        <table:table-row>
          <table:table-cell table:style-name="Tabell7.A2" office:value-type="string">
            <text:p text:style-name="P7"/>
          </table:table-cell>
          <table:table-cell table:style-name="Tabell7.B2">
            <text:p text:style-name="P7"/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/>
          </table:table-cell>
        </table:table-row>
        <table:table-row>
          <table:table-cell table:style-name="Tabell7.A2" office:value-type="string">
            <text:p text:style-name="P7"/>
          </table:table-cell>
          <table:table-cell table:style-name="Tabell7.B2">
            <text:p text:style-name="P7"/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/>
          </table:table-cell>
        </table:table-row>
        <table:table-row>
          <table:table-cell table:style-name="Tabell7.A2" office:value-type="string">
            <text:p text:style-name="P7"/>
          </table:table-cell>
          <table:table-cell table:style-name="Tabell7.B2">
            <text:p text:style-name="P7"/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/>
          </table:table-cell>
        </table:table-row>
        <table:table-row>
          <table:table-cell table:style-name="Tabell7.A2" office:value-type="string">
            <text:p text:style-name="P8">Tid totalt</text:p>
          </table:table-cell>
          <table:table-cell table:style-name="Tabell7.A2" office:value-type="string">
            <text:p text:style-name="P8">Skattad: 31</text:p>
          </table:table-cell>
          <table:table-cell table:style-name="Tabell7.A2" office:value-type="string">
            <text:p text:style-name="P8"/>
          </table:table-cell>
          <table:table-cell table:style-name="Tabell7.D2" office:value-type="string">
            <text:p text:style-name="P8">193 sedan tidigare</text:p>
            <text:p text:style-name="P8">Totalt: </text:p>
          </table:table-cell>
        </table:table-row>
      </table:table>
      <text:h text:style-name="P12" text:outline-level="1"/>
      <text:h text:style-name="P12" text:outline-level="1">Tidrapport, Vecka 21 (Iteration 6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6" table:style-name="Tabell6">
        <table:table-column table:style-name="Tabell6.A" table:number-columns-repeated="2"/>
        <table:table-column table:style-name="Tabell6.C"/>
        <table:table-column table:style-name="Tabell6.D"/>
        <table:table-row>
          <table:table-cell table:style-name="Tabell6.A1" office:value-type="string">
            <text:p text:style-name="P7">Handledningsmöte</text:p>
          </table:table-cell>
          <table:table-cell table:style-name="Tabell6.B1" office:value-type="float" office:value="2">
            <text:p text:style-name="P7">2</text:p>
          </table:table-cell>
          <table:table-cell table:style-name="Tabell6.B1" office:value-type="float" office:value="1">
            <text:p text:style-name="P7">1</text:p>
          </table:table-cell>
          <table:table-cell table:style-name="Tabell6.D1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öreläsning 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Utvärderingsexperiment</text:p>
            <text:p text:style-name="P7">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startsidan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Senareläggs</text:p>
          </table:table-cell>
        </table:table-row>
        <table:table-row>
          <table:table-cell table:style-name="Tabell6.A2" office:value-type="string">
            <text:p text:style-name="P7">Bildvisningsfunktionalite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Boende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3">
            <text:p text:style-name="P7">3</text:p>
          </table:table-cell>
          <table:table-cell table:style-name="Tabell6.D2" office:value-type="string">
            <text:p text:style-name="P7">Klar</text:p>
          </table:table-cell>
        </table:table-row>
        <text:soft-page-break/>
        <table:table-row>
          <table:table-cell table:style-name="Tabell6.A2" office:value-type="string">
            <text:p text:style-name="P7">Gör klart Pris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Obligatoriska fält, php, js, html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xter i bekräftelsemail och på bekräftelsesida 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5">
            <text:p text:style-name="P7">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Publicering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3">
            <text:p text:style-name="P7">3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Validering av kundformulär, JS och Emil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ster av all bokningsfunktionalitet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5">
            <text:p text:style-name="P7">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Övriga test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CSS-förbättringar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Senareläggs</text:p>
          </table:table-cell>
        </table:table-row>
        <table:table-row>
          <table:table-cell table:style-name="Tabell6.A2" office:value-type="string">
            <text:p text:style-name="P7">Ändra till Hem-länk (och även sådan bild)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ixa logo-länk efter publicering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0.5">
            <text:p text:style-name="P7">0,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Ordna tabeller på bokningssidan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ixa bokningen (som plötsligt inte fungerar) 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Lägg till datumkoll i bokningslistan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8">Tid totalt</text:p>
          </table:table-cell>
          <table:table-cell table:style-name="Tabell6.A2" office:value-type="string">
            <text:p text:style-name="P8">Skattad: 46</text:p>
          </table:table-cell>
          <table:table-cell table:style-name="Tabell6.A2" office:value-type="string">
            <text:p text:style-name="P8">Verklig: 43,5</text:p>
          </table:table-cell>
          <table:table-cell table:style-name="Tabell6.D2" office:value-type="string">
            <text:p text:style-name="P8">149,5 sedan tidigare</text:p>
            <text:p text:style-name="P8">Totalt: 193</text:p>
          </table:table-cell>
        </table:table-row>
      </table:table>
      <text:h text:style-name="P12" text:outline-level="1"/>
      <text:h text:style-name="P12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 office:value-type="float" office:value="0.5">
            <text:p text:style-name="P7">0,5</text:p>
          </table:table-cell>
          <table:table-cell table:style-name="Tabell5.D1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Workshop Gränssnitt (inkl <text:s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 office:value-type="float" office:value="5">
            <text:p text:style-name="P7">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6">
            <text:p text:style-name="P7">6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 av kundformulär, JS och HTML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Senareläggs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8">
            <text:p text:style-name="P7">8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Mail i samband med bokning 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Bekräftelsesida- bokning <text:s/>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ext:soft-page-break/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, säkerhetsfilter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0.5">
            <text:p text:style-name="P7">0,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Snygga till sidan, CSS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7</text:p>
          </table:table-cell>
          <table:table-cell table:style-name="Tabell5.A2" office:value-type="string">
            <text:p text:style-name="P8">Verklig: 36</text:p>
          </table:table-cell>
          <table:table-cell table:style-name="Tabell5.D2" office:value-type="string">
            <text:p text:style-name="P8">113,5 sedan tidigare</text:p>
            <text:p text:style-name="P8">Totalt: 149,5</text:p>
          </table:table-cell>
        </table:table-row>
      </table:table>
      <text:h text:style-name="P12" text:outline-level="1"/>
      <text:h text:style-name="P12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2" text:outline-level="1"><text:soft-page-break/></text:h>
      <text:h text:style-name="P12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3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3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<text:soft-page-break/>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4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4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5-26T16:08:43</dc:date>
    <meta:editing-duration>P27DT5H27M32S</meta:editing-duration>
    <meta:editing-cycles>222</meta:editing-cycles>
    <meta:generator>OpenOffice/4.1.0$Unix OpenOffice.org_project/410m18$Build-9764</meta:generator>
    <meta:document-statistic meta:table-count="7" meta:image-count="0" meta:object-count="0" meta:page-count="5" meta:paragraph-count="391" meta:word-count="885" meta:character-count="4933"/>
  </office:meta>
</office:document-meta>
</file>